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812e" officeooo:paragraph-rsid="0018812e"/>
    </style:style>
    <style:style style:name="P2" style:family="paragraph" style:parent-style-name="Standard">
      <style:text-properties officeooo:rsid="0019b7ff" officeooo:paragraph-rsid="0019b7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 Novembre :</text:p>
      <text:p text:style-name="P1">Présents : Thibault Briand, Elisa Girres, Angèle Denys, Anne Regennass</text:p>
      <text:p text:style-name="P1">Début de l’analyse du projet : cf power point</text:p>
      <text:p text:style-name="P1"/>
      <text:p text:style-name="P1"/>
      <text:p text:style-name="P1">9 Novembre :</text:p>
      <text:p text:style-name="P1">Présents : Thibault Briand, Elisa Girres, Angèle Denys, Anne Regennass</text:p>
      <text:p text:style-name="P1">Répartition des tâches de débuts de projet :</text:p>
      <text:p text:style-name="P2">Analyse des règles du Blokus, début mise en place du jeu : Thibault, Angèle</text:p>
      <text:p text:style-name="P2">Réflexion sur la forme de la base de données et mise en place de celle-ci : Anne, Elisa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09:19:57.629411347</meta:creation-date>
    <dc:date>2025-01-07T09:30:37.548052472</dc:date>
    <meta:editing-duration>PT10M40S</meta:editing-duration>
    <meta:editing-cycles>3</meta:editing-cycles>
    <meta:generator>LibreOffice/24.8.3.2$Linux_X86_64 LibreOffice_project/e14c9fdd1f585efcbb2c5363087a99d20928d522</meta:generator>
    <meta:document-statistic meta:table-count="0" meta:image-count="0" meta:object-count="0" meta:page-count="1" meta:paragraph-count="8" meta:word-count="75" meta:character-count="415" meta:non-whitespace-character-count="348"/>
  </office:meta>
</office:document-meta>
</file>